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.00.0000</text:date>, <text:time style:data-style-name="N2" text:time-value="08:00:56.267079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25S</meta:editing-duration>
    <meta:editing-cycles>14</meta:editing-cycles>
    <meta:generator>LibreOffice/4.3.3.2$Linux_X86_64 LibreOffice_project/430m0$Build-2</meta:generator>
    <dc:date>2015-08-03T09:42:28.048839468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